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7" style:family="graphic" style:parent-style-name="standard">
      <style:graphic-properties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fo:min-height="3.4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691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co1" style:family="table-column">
      <style:table-column-properties style:column-width="3.53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3.288cm" style:use-optimal-column-width="false"/>
    </style:style>
    <style:style style:name="co4" style:family="table-column">
      <style:table-column-properties style:column-width="3.136cm" style:use-optimal-column-width="false"/>
    </style:style>
    <style:style style:name="co5" style:family="table-column">
      <style:table-column-properties style:column-width="1.458cm" style:use-optimal-column-width="false"/>
    </style:style>
    <style:style style:name="co6" style:family="table-column">
      <style:table-column-properties style:column-width="2.81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style:text-autospac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3.5cm" svg:x="1cm" svg:y="35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id="id2" draw:layer="layout" svg:width="6cm" svg:height="3.011cm" svg:x="1.1cm" svg:y="35.3cm">
          <draw:text-box>
            <text:p/>
            <text:p><text:s text:c="3"/>Vis on Gepäck</text:p>
            <text:p/>
            <text:p><text:span text:style-name="T1">Gepäck.Gewicht &gt; 20</text:span></text:p>
          </draw:text-box>
        </draw:frame>
        <draw:custom-shape draw:style-name="gr3" draw:text-style-name="P2" draw:id="id13" draw:layer="layout" svg:width="8.5cm" svg:height="6cm" svg:x="16.258cm" svg:y="29.716cm">
          <text:p text:style-name="P1"><text:span text:style-name="T1">CI on Gepä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16.456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16.2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19.15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16.258cm" svg:y="38.2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56) translate (16.57cm 39.3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47cm" draw:transform="rotate (1.56660753658981) translate (16.2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19.15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19.315cm 38.3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8981) translate (19.258cm 37.2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23.2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23.258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15cm" draw:transform="rotate (1.56660753658981) translate (23.352cm 38.3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56) translate (23.673cm 39.278cm)">
          <draw:text-box>
            <text:p><text:span text:style-name="T3">P02</text:span></text:p>
          </draw:text-box>
        </draw:frame>
        <draw:custom-shape draw:style-name="gr3" draw:text-style-name="P2" draw:id="id15" draw:layer="layout" svg:width="8.5cm" svg:height="6cm" svg:x="29.9cm" svg:y="29.716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30.098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9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32.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9.9cm" svg:y="38.21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446cm" svg:height="1.495cm" draw:transform="rotate (1.58126830230656) translate (30.212cm 39.3cm)">
          <draw:text-box>
            <text:p><text:span text:style-name="T3">P07</text:span></text:p>
          </draw:text-box>
        </draw:frame>
        <draw:custom-shape draw:style-name="gr5" draw:text-style-name="P1" draw:layer="layout" svg:width="1cm" svg:height="1cm" svg:x="32.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32.957cm 38.316cm)">
          <draw:text-box>
            <text:p><text:span text:style-name="T3">P04</text:span></text:p>
          </draw:text-box>
        </draw:frame>
        <draw:frame draw:style-name="gr11" draw:text-style-name="P4" draw:layer="layout" svg:width="1.53cm" svg:height="1.495cm" draw:transform="rotate (1.56660753658981) translate (32.9cm 37.342cm)">
          <draw:text-box>
            <text:p><text:span text:style-name="T3">B17</text:span></text:p>
          </draw:text-box>
        </draw:frame>
        <draw:custom-shape draw:style-name="gr5" draw:text-style-name="P1" draw:layer="layout" svg:width="1.5cm" svg:height="2.5cm" svg:x="36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6.9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547cm" draw:transform="rotate (1.56660753658981) translate (36.875cm 38.321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9" draw:text-style-name="P4" draw:layer="layout" svg:width="1.446cm" svg:height="0.995cm" draw:transform="rotate (1.58126830230656) translate (37.315cm 39.2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47cm" draw:transform="rotate (1.56660753658981) translate (16.2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frame draw:style-name="gr7" draw:text-style-name="P4" draw:layer="layout" svg:width="2.212cm" svg:height="1.547cm" draw:transform="rotate (1.56660753658981) translate (29.9cm 38.31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12" draw:text-style-name="P1" draw:id="id1" draw:layer="layout" svg:width="5.5cm" svg:height="2.4cm" svg:x="16.2cm" svg:y="25.3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16.2cm" svg:y="27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4" draw:layer="layout" svg:width="1.571cm" svg:height="0.6cm" svg:x="20.129cm" svg:y="27.7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321cm" svg:height="1.673cm" svg:x="17.3cm" svg:y="25.916cm">
          <draw:text-box>
            <text:p>Merge on<text:line-break/>GepäckID</text:p>
          </draw:text-box>
        </draw:frame>
        <draw:custom-shape draw:style-name="gr13" draw:text-style-name="P1" draw:id="id10" draw:layer="layout" svg:width="5cm" svg:height="5cm" svg:x="18.7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s" svg:x1="18.951cm" svg:y1="25.316cm" svg:x2="21.2cm" svg:y2="24.516cm" draw:start-shape="id1" draw:start-glue-point="5" svg:d="m18951 25316v-502l2249-298v0">
          <text:p/>
        </draw:connector>
        <draw:frame draw:style-name="standard" draw:layer="layout" svg:width="8.284cm" svg:height="4.909cm" svg:x="6.187cm" svg:y="19.9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4">GepaeckID</text:span></text:p>
              </table:table-cell>
              <table:table-cell>
                <text:p text:style-name="P5"><text:span text:style-name="T4">Flug</text:span></text:p>
              </table:table-cell>
              <table:table-cell>
                <text:p text:style-name="P5"><text:span text:style-name="T4">ReisenderI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1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2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24</text:span></text:p>
              </table:table-cell>
              <table:table-cell>
                <text:p text:style-name="P5"><text:span text:style-name="T4">F14</text:span></text:p>
              </table:table-cell>
              <table:table-cell>
                <text:p text:style-name="P5"><text:span text:style-name="T4">R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G25</text:span></text:p>
              </table:table-cell>
              <table:table-cell>
                <text:p text:style-name="P5"><text:span text:style-name="T4">F15</text:span></text:p>
              </table:table-cell>
              <table:table-cell>
                <text:p text:style-name="P5"><text:span text:style-name="T4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9">
          <draw:path draw:style-name="gr15" draw:text-style-name="P1" draw:layer="layout" svg:width="9.299cm" svg:height="5.999cm" svg:x="5.7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16" draw:text-style-name="P1" draw:layer="layout" svg:width="9.299cm" svg:height="5.999cm" svg:x="5.7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ustom-shape draw:style-name="gr12" draw:text-style-name="P1" draw:layer="layout" svg:width="5.5cm" svg:height="2.4cm" svg:x="29.9cm" svg:y="25.5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29.9cm" svg:y="27.9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6" draw:layer="layout" svg:width="1.571cm" svg:height="0.6cm" svg:x="33.829cm" svg:y="27.9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952cm" svg:height="1.673cm" svg:x="31cm" svg:y="26.116cm">
          <draw:text-box>
            <text:p>Merge on<text:line-break/>BuchungsID</text:p>
          </draw:text-box>
        </draw:frame>
        <draw:custom-shape draw:style-name="gr13" draw:text-style-name="P1" draw:id="id12" draw:layer="layout" svg:width="5cm" svg:height="5cm" svg:x="24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s" svg:x1="33.451cm" svg:y1="25.516cm" svg:x2="28.2cm" svg:y2="24.516cm" svg:d="m33451 25516v-502l-5251 3v-501">
          <text:p/>
        </draw:connector>
        <draw:frame draw:style-name="standard" draw:layer="layout" svg:width="7.405cm" svg:height="4.954cm" svg:x="33.172cm" svg:y="19.06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4">BuchungsID</text:span></text:p>
              </table:table-cell>
              <table:table-cell>
                <text:p><text:span text:style-name="T4">Flug</text:span></text:p>
              </table:table-cell>
              <table:table-cell>
                <text:p><text:span text:style-name="T4">Reisender</text:span></text:p>
              </table:table-cell>
            </table:table-row>
            <table:table-row table:style-name="ro3" table:default-cell-style-name="ce2">
              <table:table-cell>
                <text:p><text:span text:style-name="T4">B01</text:span></text:p>
              </table:table-cell>
              <table:table-cell>
                <text:p><text:span text:style-name="T4">F13</text:span></text:p>
              </table:table-cell>
              <table:table-cell>
                <text:p><text:span text:style-name="T4">R02</text:span></text:p>
              </table:table-cell>
            </table:table-row>
            <table:table-row table:style-name="ro3" table:default-cell-style-name="ce2">
              <table:table-cell>
                <text:p><text:span text:style-name="T4">B02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6</text:span></text:p>
              </table:table-cell>
            </table:table-row>
            <table:table-row table:style-name="ro3" table:default-cell-style-name="ce2"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</table:table-row>
            <table:table-row table:style-name="ro3" table:default-cell-style-name="ce2">
              <table:table-cell>
                <text:p><text:span text:style-name="T4">B24</text:span></text:p>
              </table:table-cell>
              <table:table-cell>
                <text:p><text:span text:style-name="T4">F08</text:span></text:p>
              </table:table-cell>
              <table:table-cell>
                <text:p><text:span text:style-name="T4">R03</text:span></text:p>
              </table:table-cell>
            </table:table-row>
            <table:table-row table:style-name="ro4" table:default-cell-style-name="ce2">
              <table:table-cell>
                <text:p><text:span text:style-name="T4">B25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id="id11">
          <draw:path draw:style-name="gr15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6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polygon draw:style-name="gr17" draw:text-style-name="P1" draw:layer="layout" svg:width="0cm" svg:height="0cm" svg:x="15.881cm" svg:y="8.46cm" svg:viewBox="0 0 0 0" draw:points="0,0">
          <text:p/>
        </draw:polygon>
        <draw:polygon draw:style-name="gr17" draw:text-style-name="P1" draw:layer="layout" svg:width="0cm" svg:height="0cm" svg:x="19.4cm" svg:y="10.924cm" svg:viewBox="0 0 0 0" draw:points="0,0">
          <text:p/>
        </draw:polygon>
        <draw:custom-shape draw:style-name="gr1" draw:text-style-name="P1" draw:layer="layout" svg:width="7cm" svg:height="3.5cm" svg:x="15.5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id="id19" draw:layer="layout" svg:width="6.9cm" svg:height="2.927cm" svg:x="15.5cm" svg:y="7.5cm">
          <draw:text-box>
            <text:p/>
            <text:p><text:s/>Vis on Reisender</text:p>
            <text:p><text:span text:style-name="T1"/></text:p>
            <text:p><text:span text:style-name="T1">Reisender.Geschlecht=M</text:span></text:p>
          </draw:text-box>
        </draw:frame>
        <draw:polygon draw:style-name="gr17" draw:text-style-name="P1" draw:layer="layout" svg:width="0cm" svg:height="0cm" svg:x="14.881cm" svg:y="7.96cm" svg:viewBox="0 0 0 0" draw:points="0,0">
          <text:p/>
        </draw:polygon>
        <draw:polygon draw:style-name="gr17" draw:text-style-name="P1" draw:layer="layout" svg:width="0cm" svg:height="0cm" svg:x="23.4cm" svg:y="11.724cm" svg:viewBox="0 0 0 0" draw:points="0,0">
          <text:p/>
        </draw:polygon>
        <draw:custom-shape draw:style-name="gr19" draw:text-style-name="P1" draw:id="id18" draw:layer="layout" svg:width="3cm" svg:height="2.5cm" svg:x="15.5cm" svg:y="3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id="id21" draw:layer="layout" svg:width="5cm" svg:height="5cm" svg:x="20.5cm" svg:y="1.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19" draw:text-style-name="P1" draw:id="id22" draw:layer="layout" svg:width="9.5cm" svg:height="5cm" svg:x="29.5cm" svg:y="1.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1" draw:id="id3" draw:layer="layout" svg:width="3.5cm" svg:height="2cm" svg:x="1.5cm" svg:y="19.5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id="id4" draw:layer="layout" svg:width="3cm" svg:height="2.5cm" svg:x="6.5cm" svg:y="14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0" draw:text-style-name="P1" draw:layer="layout" svg:x1="3cm" svg:y1="19.5cm" svg:x2="6.5cm" svg:y2="17cm">
          <text:p/>
        </draw:line>
        <draw:custom-shape draw:style-name="gr19" draw:text-style-name="P1" draw:id="id5" draw:layer="layout" svg:width="5cm" svg:height="3cm" svg:x="5.5cm" svg:y="10.5cm">
          <text:p text:style-name="P1">Projection on<text:line-break/>ReisenderI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9" draw:text-style-name="P1" draw:id="id8" draw:layer="layout" svg:width="3.5cm" svg:height="2cm" svg:x="9cm" svg:y="3.5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id="id7" draw:layer="layout" svg:width="5.5cm" svg:height="2.4cm" svg:x="8cm" svg:y="6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id="id6" draw:layer="layout" svg:width="1.571cm" svg:height="0.6cm" svg:x="8cm" svg:y="8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7" draw:layer="layout" svg:width="1.571cm" svg:height="0.6cm" svg:x="11.929cm" svg:y="8.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2cm" svg:height="1.673cm" svg:x="8.9cm" svg:y="7.1cm">
          <draw:text-box>
            <text:p>Merge on<text:line-break/>ReisenderID</text:p>
          </draw:text-box>
        </draw:frame>
        <draw:polygon draw:style-name="gr17" draw:text-style-name="P1" draw:layer="layout" svg:width="0cm" svg:height="0cm" svg:x="28.5cm" svg:y="11.5cm" svg:viewBox="0 0 0 0" draw:points="0,0">
          <text:p/>
        </draw:polygon>
        <draw:polygon draw:style-name="gr17" draw:text-style-name="P1" draw:layer="layout" svg:width="0cm" svg:height="0cm" svg:x="23.981cm" svg:y="8.536cm" svg:viewBox="0 0 0 0" draw:points="0,0">
          <text:p/>
        </draw:polygon>
        <draw:custom-shape draw:style-name="gr5" draw:text-style-name="P1" draw:layer="layout" svg:width="7cm" svg:height="3.5cm" svg:x="23.5cm" svg:y="7.6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id="id20" draw:layer="layout" svg:width="6.9cm" svg:height="3.638cm" svg:x="23.6cm" svg:y="7.576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M</text:span></text:p>
          </draw:text-box>
        </draw:frame>
        <draw:connector draw:style-name="gr14" draw:text-style-name="P1" draw:layer="layout" svg:x1="4.1cm" svg:y1="35.3cm" svg:x2="3.25cm" svg:y2="21.5cm" draw:start-shape="id2" draw:start-glue-point="0" draw:end-shape="id3" svg:d="m4100 35300v-6899h-850v-6901">
          <text:p/>
        </draw:connector>
        <draw:connector draw:style-name="gr14" draw:text-style-name="P1" draw:layer="layout" svg:x1="8cm" svg:y1="14.5cm" svg:x2="8cm" svg:y2="13.5cm" draw:start-shape="id4" draw:start-glue-point="5" draw:end-shape="id5" draw:end-glue-point="7" svg:d="m8000 14500v-1000">
          <text:p/>
        </draw:connector>
        <draw:connector draw:style-name="gr14" draw:text-style-name="P1" draw:layer="layout" svg:x1="8cm" svg:y1="10.5cm" svg:x2="8.785cm" svg:y2="9.5cm" draw:start-shape="id5" draw:start-glue-point="4" draw:end-shape="id6" draw:end-glue-point="2" svg:d="m8000 10500v-500h785v-500">
          <text:p/>
        </draw:connector>
        <draw:connector draw:style-name="gr14" draw:text-style-name="P1" draw:layer="layout" svg:x1="10.751cm" svg:y1="6.5cm" svg:x2="10.75cm" svg:y2="5.5cm" draw:start-shape="id7" draw:start-glue-point="5" draw:end-shape="id8" draw:end-glue-point="8" svg:d="m10751 6500v-500h-1v-500">
          <text:p/>
        </draw:connector>
        <draw:connector draw:style-name="gr22" draw:text-style-name="P1" draw:layer="layout" svg:x1="15cm" svg:y1="22.516cm" svg:x2="18.7cm" svg:y2="22.016cm" draw:start-shape="id9" draw:start-glue-point="1" draw:end-shape="id10" draw:end-glue-point="3" svg:d="m15000 22516h1850v-500h1850">
          <text:p text:style-name="P1">SKT on<text:line-break/><text:line-break/> GepäckID</text:p>
        </draw:connector>
        <draw:connector draw:style-name="gr22" draw:text-style-name="P1" draw:layer="layout" svg:x1="32.8cm" svg:y1="21.566cm" svg:x2="29cm" svg:y2="22.016cm" draw:start-shape="id11" draw:start-glue-point="3" draw:end-shape="id12" draw:end-glue-point="1" svg:d="m32800 21566h-1900v450h-1900">
          <text:p text:style-name="P1">SKT on</text:p>
          <text:p text:style-name="P1"><text:s/><text:line-break/>BuchungsID</text:p>
        </draw:connector>
        <draw:connector draw:style-name="gr14" draw:text-style-name="P1" draw:layer="layout" svg:x1="20.508cm" svg:y1="29.716cm" svg:x2="20.914cm" svg:y2="28.316cm" draw:start-shape="id13" draw:start-glue-point="4" draw:end-shape="id14" draw:end-glue-point="2" svg:d="m20508 29716v-700h406v-700">
          <text:p/>
        </draw:connector>
        <draw:connector draw:style-name="gr14" draw:text-style-name="P1" draw:layer="layout" svg:x1="34.15cm" svg:y1="29.716cm" svg:x2="34.614cm" svg:y2="28.516cm" draw:start-shape="id15" draw:start-glue-point="4" draw:end-shape="id16" draw:end-glue-point="2" svg:d="m34150 29716v-600h464v-600">
          <text:p/>
        </draw:connector>
        <draw:connector draw:style-name="gr14" draw:text-style-name="P1" draw:layer="layout" svg:x1="26.5cm" svg:y1="19.516cm" svg:x2="12.714cm" svg:y2="9.5cm" draw:start-shape="id12" draw:start-glue-point="0" draw:end-shape="id17" draw:end-glue-point="2" svg:d="m26500 19516v-5008h-13786v-5008">
          <text:p/>
        </draw:connector>
        <draw:connector draw:style-name="gr14" draw:text-style-name="P1" draw:layer="layout" svg:x1="21.2cm" svg:y1="19.516cm" svg:x2="9.5cm" svg:y2="15.75cm" draw:start-shape="id10" draw:start-glue-point="0" draw:end-shape="id4" draw:end-glue-point="8" svg:d="m21200 19516v-3766h-11700">
          <text:p/>
        </draw:connector>
        <draw:connector draw:style-name="gr14" draw:text-style-name="P1" draw:layer="layout" svg:x1="12.5cm" svg:y1="4.5cm" svg:x2="15.5cm" svg:y2="4.25cm" draw:start-shape="id8" draw:start-glue-point="10" draw:end-shape="id18" draw:end-glue-point="6" svg:d="m12500 4500h1501v-250h1499">
          <text:p/>
        </draw:connector>
        <draw:connector draw:style-name="gr14" draw:text-style-name="P1" draw:layer="layout" svg:x1="18.95cm" svg:y1="7.5cm" svg:x2="17cm" svg:y2="5.5cm" draw:start-shape="id19" draw:start-glue-point="0" draw:end-shape="id18" svg:d="m18950 7500v-999h-1950v-1001">
          <text:p/>
        </draw:connector>
        <draw:connector draw:style-name="gr14" draw:text-style-name="P1" draw:layer="layout" svg:x1="27.05cm" svg:y1="7.576cm" svg:x2="23cm" svg:y2="6.5cm" draw:start-shape="id20" draw:start-glue-point="0" draw:end-shape="id21" svg:d="m27050 7576v-538h-4050v-538">
          <text:p/>
        </draw:connector>
        <draw:connector draw:style-name="gr14" draw:text-style-name="P1" draw:layer="layout" svg:x1="18.5cm" svg:y1="4.25cm" svg:x2="20.5cm" svg:y2="4cm" draw:start-shape="id18" draw:start-glue-point="8" draw:end-shape="id21" draw:end-glue-point="3" svg:d="m18500 4250h1005v-250h995">
          <text:p/>
        </draw:connector>
        <draw:connector draw:style-name="gr14" draw:text-style-name="P1" draw:layer="layout" svg:x1="25.5cm" svg:y1="4cm" svg:x2="29.5cm" svg:y2="4cm" draw:start-shape="id21" draw:start-glue-point="1" draw:end-shape="id22" draw:end-glue-point="5" svg:d="m25500 4000h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01T10:59:14</meta:creation-date>
    <dc:date>2011-09-11T14:43:43</dc:date>
    <dc:creator>Callisto </dc:creator>
    <meta:editing-duration>PT13H23M03S</meta:editing-duration>
    <meta:editing-cycles>12</meta:editing-cycles>
    <meta:generator>OpenOffice.org/3.2$Unix OpenOffice.org_project/320m19$Build-9505</meta:generator>
    <meta:document-statistic meta:object-count="88"/>
  </office:meta>
</office:document-meta>
</file>